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e3" style:family="table-cell" style:parent-style-name="Default" style:data-style-name="N38">
      <style:table-cell-properties style:vertical-align="middle" style:cell-protect="protected"/>
    </style:style>
    <style:style style:name="ce4" style:family="table-cell" style:parent-style-name="Default" style:data-style-name="N39"/>
    <style:style style:name="ce5" style:family="table-cell" style:parent-style-name="Default" style:data-style-name="N39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80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4"/>
        <table:table-column table:style-name="co1" table:default-cell-style-name="ce2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4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5">
            <text:p>6,63 €</text:p>
          </table:table-cell>
          <table:table-cell office:value-type="date" office:date-value="2000-10-22T00:00:00" table:style-name="ce3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5">
            <text:p>284,58 €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5">
            <text:p>159,45 €</text:p>
          </table:table-cell>
          <table:table-cell office:value-type="date" office:date-value="2002-05-26T00:00:00" table:style-name="ce3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5">
            <text:p>93,47 €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5">
            <text:p>60,00 €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5">
            <text:p>30,20 €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5">
            <text:p>103,34 €</text:p>
          </table:table-cell>
          <table:table-cell office:value-type="date" office:date-value="2000-04-11T00:00:00" table:style-name="ce3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5">
            <text:p>174,23 €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5">
            <text:p>442,54 €</text:p>
          </table:table-cell>
          <table:table-cell office:value-type="date" office:date-value="2002-09-24T00:00:00" table:style-name="ce3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5">
            <text:p>168,43 €</text:p>
          </table:table-cell>
          <table:table-cell office:value-type="date" office:date-value="2000-02-04T00:00:00" table:style-name="ce3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5">
            <text:p>24,40 €</text:p>
          </table:table-cell>
          <table:table-cell office:value-type="date" office:date-value="2001-05-23T00:00:00" table:style-name="ce3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5">
            <text:p>67,13 €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5">
            <text:p>1.505,38 €</text:p>
          </table:table-cell>
          <table:table-cell office:value-type="date" office:date-value="2001-07-03T00:00:00" table:style-name="ce3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5">
            <text:p>54,09 €</text:p>
          </table:table-cell>
          <table:table-cell office:value-type="date" office:date-value="2000-06-07T00:00:00" table:style-name="ce3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5">
            <text:p>6,74 €</text:p>
          </table:table-cell>
          <table:table-cell office:value-type="date" office:date-value="2000-04-17T00:00:00" table:style-name="ce3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5">
            <text:p>105,06 €</text:p>
          </table:table-cell>
          <table:table-cell office:value-type="date" office:date-value="2001-01-04T00:00:00" table:style-name="ce3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5">
            <text:p>46,73 €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5">
            <text:p>101,06 €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5">
            <text:p>43,27 €</text:p>
          </table:table-cell>
          <table:table-cell office:value-type="date" office:date-value="2001-01-15T00:00:00" table:style-name="ce3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5">
            <text:p>19,75 €</text:p>
          </table:table-cell>
          <table:table-cell office:value-type="date" office:date-value="2001-07-02T00:00:00" table:style-name="ce3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5">
            <text:p>11,40 €</text:p>
          </table:table-cell>
          <table:table-cell office:value-type="date" office:date-value="2001-09-04T00:00:00" table:style-name="ce3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5">
            <text:p>522,69 €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5">
            <text:p>111,64 €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5">
            <text:p>75,27 €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5">
            <text:p>143,70 €</text:p>
          </table:table-cell>
          <table:table-cell office:value-type="date" office:date-value="2000-11-25T00:00:00" table:style-name="ce3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5">
            <text:p>500.000,00 €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5">
            <text:p>43,91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5">
            <text:p>360,07 €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5">
            <text:p>9,06 €</text:p>
          </table:table-cell>
          <table:table-cell office:value-type="date" office:date-value="2002-02-20T00:00:00" table:style-name="ce3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5">
            <text:p>57,25 €</text:p>
          </table:table-cell>
          <table:table-cell office:value-type="date" office:date-value="2001-04-15T00:00:00" table:style-name="ce3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5">
            <text:p>439,18 €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5">
            <text:p>29,04 €</text:p>
          </table:table-cell>
          <table:table-cell office:value-type="date" office:date-value="2000-02-23T00:00:00" table:style-name="ce3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5">
            <text:p>39,76 €</text:p>
          </table:table-cell>
          <table:table-cell office:value-type="date" office:date-value="2001-05-27T00:00:00" table:style-name="ce3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5">
            <text:p>22,07 €</text:p>
          </table:table-cell>
          <table:table-cell office:value-type="date" office:date-value="2002-08-10T00:00:00" table:style-name="ce3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5">
            <text:p>15,10 €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5">
            <text:p>4,33 €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5">
            <text:p>270,00 €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5">
            <text:p>127,77 €</text:p>
          </table:table-cell>
          <table:table-cell office:value-type="date" office:date-value="2002-09-02T00:00:00" table:style-name="ce3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5">
            <text:p>144,00 €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5">
            <text:p>21,60 €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8">
      <number:year number:style="long"/>
      <number:text>-</number:text>
      <number:month number:style="long"/>
      <number:text>-</number:text>
      <number:day number:style="long"/>
    </number:date-style>
    <number:currency-style style:name="N39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Juan</meta:initial-creator>
    <dc:creator>Jesús Olmos Soler</dc:creator>
    <meta:creation-date>2015-07-21T10:08:22Z</meta:creation-date>
    <dc:date>2023-10-30T10:41:57Z</dc:date>
  </office:meta>
</office:document-meta>
</file>